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79d2" officeooo:paragraph-rsid="001079d2"/>
    </style:style>
    <style:style style:name="P2" style:family="paragraph" style:parent-style-name="Standard">
      <style:text-properties style:font-name="Liberation Serif" fo:font-weight="normal" officeooo:rsid="001079d2" officeooo:paragraph-rsid="001079d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079d2" officeooo:paragraph-rsid="001079d2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paragraph-rsid="001079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79d2" style:font-weight-asian="normal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1079d2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endrier =&gt; Id, Personne</text:p>
      <text:p text:style-name="P1"/>
      <text:p text:style-name="P1">CalendrierDetail =&gt; Id, Calendrier, DateCal</text:p>
      <text:p text:style-name="P1"/>
      <text:p text:style-name="P1">Site =&gt; Id, Libelle, SurSite, Niveau</text:p>
      <text:p text:style-name="P1"/>
      <text:p text:style-name="P1">Statut =&gt; Id, Libelle</text:p>
      <text:p text:style-name="P1"/>
      <text:p text:style-name="P1">Messagerie =&gt; Id, Expediteur, Destinataire, Message, DateEnvoi</text:p>
      <text:p text:style-name="P1"/>
      <text:p text:style-name="P1">Emplacement =&gt; id, Libelle, Site, SousEmplacement</text:p>
      <text:p text:style-name="P1"/>
      <text:p text:style-name="P1"/>
      <text:p text:style-name="P1">Intervention =&gt; Id, Site, Emplacement, DateIntervention, Statut</text:p>
      <text:p text:style-name="P1"/>
      <text:p text:style-name="P1">Tâche =&gt; Id, Libelle, SousTache, Intervention, Statut</text:p>
      <text:p text:style-name="P1"/>
      <text:p text:style-name="P1">TempsPassee =&gt; Id, Personne, Tâche, DateDebut, DateFin, Duree</text:p>
      <text:p text:style-name="P1"/>
      <text:p text:style-name="P1">Personne =&gt; Id, Nom, Prenom, Email, Telephone</text:p>
      <text:p text:style-name="P1"/>
      <text:p text:style-name="P1">Consommable =&gt; Id, Nom, Description, Quantite, Unite, Tache</text:p>
      <text:p text:style-name="P1"/>
      <text:p text:style-name="P1"/>
      <text:p text:style-name="P3">Relations entre les tables</text:p>
      <text:p text:style-name="P1"/>
      <text:p text:style-name="P4"><text:span text:style-name="Strong_20_Emphasis"><text:span text:style-name="T2">Site -&gt; Emplacement</text:span></text:span><text:span text:style-name="T2"> : Un site peut avoir plusieurs emplacements associés.</text:span></text:p>
      <text:p text:style-name="P4"><text:span text:style-name="Strong_20_Emphasis"><text:span text:style-name="T1">Emplacement -&gt; Intervention</text:span></text:span><text:span text:style-name="T1"> : Les interventions ont lieu dans un emplacement spécifi</text:span><text:span text:style-name="T2">é</text:span><text:span text:style-name="T1">.</text:span></text:p>
      <text:p text:style-name="P4"><text:span text:style-name="Strong_20_Emphasis"><text:span text:style-name="T1">Intervention -&gt; Tache</text:span></text:span><text:span text:style-name="T1"> : Les interventions sont associées à des tâches.</text:span></text:p>
      <text:p text:style-name="P4"><text:span text:style-name="Strong_20_Emphasis"><text:span text:style-name="T1">Personne -&gt; Calendrier</text:span></text:span><text:span text:style-name="T1"> : Chaque personne a son propre calendrier.</text:span></text:p>
      <text:p text:style-name="P4"><text:span text:style-name="Strong_20_Emphasis"><text:span text:style-name="T1">Messagerie -&gt; Personne</text:span></text:span><text:span text:style-name="T1"> : Chaque message est envoyé par une personne à une autre personne.</text:span></text:p>
      <text:p text:style-name="P4"><text:span text:style-name="Strong_20_Emphasis"><text:span text:style-name="T1">Statut -&gt; Intervention/Tache</text:span></text:span><text:span text:style-name="T1"> : Chaque intervention ou tâche a un statut qui peut changer avec le temps. </text:span></text:p>
      <text:p text:style-name="P4"><text:span text:style-name="Strong_20_Emphasis"><text:span text:style-name="T4">TempsPasse et et </text:span></text:span><text:span text:style-name="Strong_20_Emphasis"><text:span text:style-name="Source_20_Text"><text:span text:style-name="T4">Personne</text:span></text:span></text:span><text:span text:style-name="T4"> : Permet de savoir quelle personne a travaillé sur quelle tâche et combien de temps.</text:span></text:p>
      <text:p text:style-name="P4"><text:span text:style-name="Strong_20_Emphasis"><text:span text:style-name="Source_20_Text"><text:span text:style-name="T3">TempsPasse</text:span></text:span></text:span><text:span text:style-name="Strong_20_Emphasis"><text:span text:style-name="T3"> et </text:span></text:span><text:span text:style-name="Strong_20_Emphasis"><text:span text:style-name="Source_20_Text"><text:span text:style-name="T3">Tache</text:span></text:span></text:span><text:span text:style-name="T3"> : Permet de lier le temps passé </text:span><text:span text:style-name="T4">sur une tâche.</text:span></text:p>
      <text:p text:style-name="P4"><text:span text:style-name="Strong_20_Emphasis"><text:span text:style-name="Source_20_Text"><text:span text:style-name="T3">Consommable</text:span></text:span></text:span><text:span text:style-name="Strong_20_Emphasis"><text:span text:style-name="T3"> et </text:span></text:span><text:span text:style-name="Strong_20_Emphasis"><text:span text:style-name="Source_20_Text"><text:span text:style-name="T3">Tache</text:span></text:span></text:span><text:span text:style-name="T3"> : Permet de lier les consommables utilisés à une tâche spécifiqu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09:47:19.128000000</meta:creation-date>
    <dc:date>2025-01-21T13:37:41.299000000</dc:date>
    <meta:editing-duration>PT3H50M23S</meta:editing-duration>
    <meta:editing-cycles>1</meta:editing-cycles>
    <meta:document-statistic meta:table-count="0" meta:image-count="0" meta:object-count="0" meta:page-count="1" meta:paragraph-count="21" meta:word-count="195" meta:character-count="1294" meta:non-whitespace-character-count="1119"/>
    <meta:generator>LibreOffice/7.4.1.2$Windows_X86_64 LibreOffice_project/3c58a8f3a960df8bc8fd77b461821e42c061c5f0</meta:generator>
  </office:meta>
</office:document-meta>
</file>